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393e40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393e40"/>
    </style:style>
    <style:style style:name="P3" style:family="paragraph" style:parent-style-name="Text_20_body" style:list-style-name="L1">
      <style:paragraph-properties fo:padding="0.049cm" fo:border="0.06pt solid #393e40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393e40"/>
    </style:style>
    <style:style style:name="P5" style:family="paragraph" style:parent-style-name="Text_20_body" style:list-style-name="L2">
      <style:paragraph-properties fo:padding="0.049cm" fo:border="0.06pt solid #393e40"/>
    </style:style>
    <style:style style:name="P6" style:family="paragraph" style:parent-style-name="Text_20_body" style:list-style-name="L3">
      <style:paragraph-properties fo:padding="0.049cm" fo:border="0.06pt solid #393e40"/>
    </style:style>
    <style:style style:name="P7" style:family="paragraph" style:parent-style-name="Text_20_body" style:list-style-name="L3">
      <style:paragraph-properties fo:margin-top="0cm" fo:margin-bottom="0cm" style:contextual-spacing="false" fo:padding="0.049cm" fo:border="0.06pt solid #393e40"/>
    </style:style>
    <style:style style:name="P8" style:family="paragraph" style:parent-style-name="Text_20_body" style:list-style-name="L4">
      <style:paragraph-properties fo:margin-top="0cm" fo:margin-bottom="0cm" style:contextual-spacing="false" fo:padding="0.049cm" fo:border="0.06pt solid #393e40"/>
    </style:style>
    <style:style style:name="P9" style:family="paragraph" style:parent-style-name="Text_20_body" style:list-style-name="L4">
      <style:paragraph-properties fo:padding="0.049cm" fo:border="0.06pt solid #393e40"/>
    </style:style>
    <style:style style:name="T1" style:family="text">
      <style:text-properties loext:padding="0.049cm" loext:border="0.06pt solid #393e40"/>
    </style:style>
    <style:style style:name="T2" style:family="text">
      <style:text-properties officeooo:rsid="000f51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aso 4: Implementación de la Propuesta - Ejemplo Concreto de Página Web</text:span></text:span></text:p>
      <text:p text:style-name="P1">A continuación, te presento un ejemplo concreto de cómo podría ser la página web creada por un estudiante para promocionar la empresa "CodeCrafters", que se enfoca en el desarrollo de aplicaciones de escritorio y web <text:span text:style-name="T2">para instituciones educativas</text:span>.</text:p>
      <text:p text:style-name="P1"><text:span text:style-name="Strong_20_Emphasis"><text:span text:style-name="T1">Página Web de CodeCrafters</text:span></text:span></text:p>
      <text:p text:style-name="P1"><text:span text:style-name="Strong_20_Emphasis"><text:span text:style-name="T1">Marca:</text:span></text:span></text:p>
      <text:list xml:id="list2008364427" text:style-name="L1">
        <text:list-item>
          <text:p text:style-name="P2">Nombre de la Empresa: CodeCrafters</text:p>
        </text:list-item>
        <text:list-item>
          <text:p text:style-name="P3">Logotipo: (Imagen del logotipo aquí)</text:p>
        </text:list-item>
      </text:list>
      <text:p text:style-name="P1"><text:span text:style-name="Strong_20_Emphasis"><text:span text:style-name="T1">Slogan:</text:span></text:span> "Transformando Ideas en Soluciones Digitales"</text:p>
      <text:p text:style-name="P1"><text:span text:style-name="Strong_20_Emphasis"><text:span text:style-name="T1">Visión:</text:span></text:span> "Ser líderes en la creación de soluciones digitales personalizadas que impacten positivamente en <text:span text:style-name="T2">el sector educativo</text:span>, brindando innovación y calidad en cada proyecto."</text:p>
      <text:p text:style-name="P1"><text:span text:style-name="Strong_20_Emphasis"><text:span text:style-name="T1">Misión:</text:span></text:span> "Ofrecer a nuestros clientes <text:span text:style-name="T2">(instituciones, academias, institutos) </text:span>aplicaciones de escritorio y web que se ajusten a sus necesidades específicas, impulsando su eficiencia y competitividad en un mundo digital en constante evolución."</text:p>
      <text:p text:style-name="P1"><text:span text:style-name="Strong_20_Emphasis"><text:span text:style-name="T1">Objetivos:</text:span></text:span></text:p>
      <text:list xml:id="list504171580" text:style-name="L2">
        <text:list-item>
          <text:p text:style-name="P4">Desarrollar soluciones digitales de alta calidad que resuelvan los desafíos específicos de cada cliente.</text:p>
        </text:list-item>
        <text:list-item>
          <text:p text:style-name="P4">Mantenernos actualizados con las últimas tecnologías y tendencias en desarrollo de software.</text:p>
        </text:list-item>
        <text:list-item>
          <text:p text:style-name="P4">Establecer relaciones sólidas con nuestros clientes, basadas en la confianza y la satisfacción.</text:p>
        </text:list-item>
        <text:list-item>
          <text:p text:style-name="P5">Expandir nuestro alcance a través de alianzas estratégicas y la participación en proyectos innovadores.</text:p>
        </text:list-item>
      </text:list>
      <text:p text:style-name="P1"><text:span text:style-name="Strong_20_Emphasis"><text:span text:style-name="T1">Productos Ofrecidos:</text:span></text:span></text:p>
      <text:list xml:id="list2693322449" text:style-name="L3">
        <text:list-item>
          <text:p text:style-name="P6"><text:span text:style-name="Strong_20_Emphasis"><text:span text:style-name="T1">Aplicaciones de Escritorio Personalizadas:</text:span></text:span></text:p>
          <text:list>
            <text:list-item>
              <text:p text:style-name="P7">Software adaptado a las necesidades únicas de cada cliente.</text:p>
            </text:list-item>
            <text:list-item>
              <text:p text:style-name="P7">Mejora de procesos internos y aumento de la productividad.</text:p>
            </text:list-item>
          </text:list>
        </text:list-item>
        <text:list-item>
          <text:p text:style-name="P6"><text:span text:style-name="Strong_20_Emphasis"><text:span text:style-name="T1">Aplicaciones Web a Medida:</text:span></text:span></text:p>
          <text:list>
            <text:list-item>
              <text:p text:style-name="P7">Desarrollo de aplicaciones web interactivas y fáciles de usar.</text:p>
            </text:list-item>
            <text:list-item>
              <text:p text:style-name="P7">Plataformas que optimizan la experiencia del usuario y generan engagement.</text:p>
            </text:list-item>
          </text:list>
        </text:list-item>
        <text:list-item>
          <text:p text:style-name="P6"><text:span text:style-name="Strong_20_Emphasis"><text:span text:style-name="T1">Consultoría en Desarrollo Digital:</text:span></text:span></text:p>
          <text:list>
            <text:list-item>
              <text:p text:style-name="P7">Asesoramiento en estrategias digitales y soluciones tecnológicas.</text:p>
            </text:list-item>
            <text:list-item>
              <text:p text:style-name="P6">Análisis y recomendaciones para optimizar la presencia en línea de nuestros clientes.</text:p>
            </text:list-item>
          </text:list>
        </text:list-item>
      </text:list>
      <text:p text:style-name="P1"><text:span text:style-name="Strong_20_Emphasis"><text:span text:style-name="T1">Contacto:</text:span></text:span></text:p>
      <text:list xml:id="list1862544161" text:style-name="L4">
        <text:list-item>
          <text:p text:style-name="P8">Dirección: (Dirección de la empresa aquí)</text:p>
        </text:list-item>
        <text:list-item>
          <text:p text:style-name="P8"><text:soft-page-break/>Teléfono: (Número de teléfono aquí)</text:p>
        </text:list-item>
        <text:list-item>
          <text:p text:style-name="P8">Correo Electrónico: <text:a xlink:type="simple" xlink:href="mailto:info@codecrafters.com" office:target-frame-name="_new" xlink:show="replace" text:style-name="Internet_20_link" text:visited-style-name="Visited_20_Internet_20_Link"><text:span text:style-name="T1">info@codecrafters.com</text:span></text:a></text:p>
        </text:list-item>
        <text:list-item>
          <text:p text:style-name="P9">Redes Sociales: (Enlaces a las redes sociales de la empresa aquí)</text:p>
        </text:list-item>
      </text:list>
      <text:p text:style-name="P1"><text:span text:style-name="Emphasis"><text:span text:style-name="T1">Nota: Los elementos como el logotipo, la dirección y los detalles de contacto serían reales en una situación no simulada.</text:span></text:span></text:p>
      <text:p text:style-name="P1">Esta página web simulada refleja cómo un estudiante podría promocionar su empresa "CodeCrafters" a través de una presentación en línea. Incorpora la marca, el mensaje y la información clave sobre la visión, misión, objetivos y productos de la empresa, brindando a los visitantes una visión completa de lo que ofrece la empresa y cómo puede beneficiar a sus potenciales client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20:43:58.934526965</meta:creation-date>
    <dc:date>2023-09-13T15:07:19.156418073</dc:date>
    <meta:editing-duration>PT7M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376" meta:character-count="2530" meta:non-whitespace-character-count="2204"/>
  </office:meta>
</office:document-meta>
</file>